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, 'Bookshelf Symbol 3'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0313in" fo:margin-left="-0.0819in" table:align="left" style:writing-mode="lr-tb"/>
    </style:style>
    <style:style style:name="Table1.A" style:family="table-column">
      <style:table-column-properties style:column-width="1.2396in"/>
    </style:style>
    <style:style style:name="Table1.B" style:family="table-column">
      <style:table-column-properties style:column-width="2.1951in"/>
    </style:style>
    <style:style style:name="Table1.C" style:family="table-column">
      <style:table-column-properties style:column-width="1.3299in"/>
    </style:style>
    <style:style style:name="Table1.D" style:family="table-column">
      <style:table-column-properties style:column-width="1.2667in"/>
    </style:style>
    <style:style style:name="Table1.1" style:family="table-row">
      <style:table-row-properties style:min-row-height="0.2521in" style:keep-together="false" fo:keep-together="always"/>
    </style:style>
    <style:style style:name="Table1.A1" style:family="table-cell">
      <style:table-cell-properties style:vertical-align="top" fo:background-color="#99cc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0313in" fo:margin-left="-0.0819in" table:align="left" style:writing-mode="lr-tb"/>
    </style:style>
    <style:style style:name="Table2.A" style:family="table-column">
      <style:table-column-properties style:column-width="1.8854in"/>
    </style:style>
    <style:style style:name="Table2.B" style:family="table-column">
      <style:table-column-properties style:column-width="4.1458in"/>
    </style:style>
    <style:style style:name="Table2.1" style:family="table-row">
      <style:table-row-properties style:min-row-height="0.2097in" style:keep-together="true" fo:keep-together="auto"/>
    </style:style>
    <style:style style:name="Table2.A1" style:family="table-cell">
      <style:table-cell-properties style:vertical-align="top" fo:background-color="#99cc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965in" style:keep-together="true" fo:keep-together="auto"/>
    </style:style>
    <style:style style:name="Table3" style:family="table">
      <style:table-properties style:width="6.1722in" fo:margin-left="-0.0924in" table:align="left" style:writing-mode="lr-tb"/>
    </style:style>
    <style:style style:name="Table3.A" style:family="table-column">
      <style:table-column-properties style:column-width="0.575in"/>
    </style:style>
    <style:style style:name="Table3.B" style:family="table-column">
      <style:table-column-properties style:column-width="5in"/>
    </style:style>
    <style:style style:name="Table3.C" style:family="table-column">
      <style:table-column-properties style:column-width="0.597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99cc00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99cc00" fo:padding-left="0.075in" fo:padding-right="0.075in" fo:padding-top="0in" fo:padding-bottom="0in" fo:border-left="0.0069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99cc00" fo:padding-left="0.075in" fo:padding-right="0.075in" fo:padding-top="0in" fo:padding-bottom="0in" fo:border-left="0.0069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3.A21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3.B2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3.C21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Standard">
      <style:paragraph-properties>
        <style:tab-stops>
          <style:tab-stop style:position="1.1252in"/>
          <style:tab-stop style:position="2.25in"/>
        </style:tab-stops>
      </style:paragraph-properties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 style:list-style-name="WW8Num2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25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>
        <style:tab-stops>
          <style:tab-stop style:position="2.25in"/>
        </style:tab-stops>
      </style:paragraph-properties>
    </style:style>
    <style:style style:name="P7" style:family="paragraph" style:parent-style-name="Standard" style:list-style-name="WW8Num2">
      <style:paragraph-properties style:snap-to-layout-grid="false"/>
    </style:style>
    <style:style style:name="P8" style:family="paragraph" style:parent-style-name="Standard">
      <style:text-properties style:font-name="Trebuchet MS" style:font-name-complex="Arial1"/>
    </style:style>
    <style:style style:name="P9" style:family="paragraph" style:parent-style-name="Standard">
      <style:paragraph-properties style:snap-to-layout-grid="false"/>
      <style:text-properties style:font-name="Trebuchet MS" style:font-name-complex="Arial1"/>
    </style:style>
    <style:style style:name="P10" style:family="paragraph" style:parent-style-name="Standard">
      <style:paragraph-properties>
        <style:tab-stops>
          <style:tab-stop style:position="4.5in"/>
        </style:tab-stops>
      </style:paragraph-properties>
    </style:style>
    <style:style style:name="P11" style:family="paragraph" style:parent-style-name="Standard" style:list-style-name="WW8Num2">
      <style:paragraph-properties style:snap-to-layout-grid="false">
        <style:tab-stops>
          <style:tab-stop style:position="4.5in"/>
        </style:tab-stops>
      </style:paragraph-properties>
    </style:style>
    <style:style style:name="P12" style:family="paragraph" style:parent-style-name="Heading_20_1">
      <style:paragraph-properties fo:text-align="center" style:justify-single-word="false" style:snap-to-layout-grid="false"/>
      <style:text-properties fo:font-size="10pt" fo:font-style="normal" style:font-size-asian="10pt" style:font-style-asian="normal" style:font-weight-complex="bold"/>
    </style:style>
    <style:style style:name="P13" style:family="paragraph" style:parent-style-name="Heading_20_1">
      <style:paragraph-properties fo:margin-left="0.25in" fo:margin-right="0in" fo:text-indent="0in" style:auto-text-indent="false" style:snap-to-layout-grid="false"/>
      <style:text-properties fo:font-size="10pt" fo:font-style="normal" style:font-size-asian="10pt" style:font-style-asian="normal" style:font-weight-complex="bold"/>
    </style:style>
    <style:style style:name="P14" style:family="paragraph" style:parent-style-name="Footer">
      <style:paragraph-properties fo:margin-left="0in" fo:margin-right="0.25in" fo:text-indent="0in" style:auto-text-indent="false"/>
    </style:style>
    <style:style style:name="P15" style:family="paragraph" style:parent-style-name="Header">
      <style:paragraph-properties>
        <style:tab-stops/>
      </style:paragraph-properties>
    </style:style>
    <style:style style:name="P16" style:family="paragraph" style:parent-style-name="Header">
      <style:paragraph-properties style:snap-to-layout-grid="false">
        <style:tab-stops/>
      </style:paragraph-properties>
      <style:text-properties fo:font-weight="bold" style:font-weight-asian="bold" style:font-weight-complex="bold"/>
    </style:style>
    <style:style style:name="P17" style:family="paragraph" style:parent-style-name="Heading_20_2" style:master-page-name="Standard">
      <style:paragraph-properties fo:margin-left="1.1252in" fo:margin-right="0in" fo:text-align="center" style:justify-single-word="false" fo:text-indent="-1.1252in" style:auto-text-indent="false" style:page-number="auto"/>
      <style:text-properties fo:color="#800000" style:font-name="Times New Roman" fo:font-size="14pt" style:font-size-asian="14pt"/>
    </style:style>
    <style:style style:name="P18" style:family="paragraph">
      <style:paragraph-properties fo:text-align="center" style:writing-mode="lr-tb"/>
    </style:style>
    <style:style style:name="T1" style:family="text">
      <style:text-properties style:font-name="Trebuchet MS"/>
    </style:style>
    <style:style style:name="T2" style:family="text">
      <style:text-properties style:font-name="Trebuchet MS" fo:language="none" fo:country="none" style:language-asian="none" style:country-asian="none"/>
    </style:style>
    <style:style style:name="T3" style:family="text">
      <style:text-properties fo:language="none" fo:country="none"/>
    </style:style>
    <style:style style:name="T4" style:family="text"/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.NET Code Review Checklist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File Name</text:p>
          </table:table-cell>
          <table:table-cell table:style-name="Table1.B1" office:value-type="string">
            <text:p text:style-name="P2">UBLL.cs</text:p>
          </table:table-cell>
          <table:table-cell table:style-name="Table1.A1" office:value-type="string">
            <text:p text:style-name="P2">File Owner</text:p>
          </table:table-cell>
          <table:table-cell table:style-name="Table1.D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Name of Reviewer</text:p>
          </table:table-cell>
          <table:table-cell table:style-name="Table2.B1" office:value-type="string">
            <text:p text:style-name="P16"/>
          </table:table-cell>
        </table:table-row>
        <table:table-row table:style-name="Table2.2">
          <table:table-cell table:style-name="Table2.A1" office:value-type="string">
            <text:p text:style-name="P2">Date</text:p>
          </table:table-cell>
          <table:table-cell table:style-name="Table2.B1" office:value-type="string">
            <text:p text:style-name="P2"/>
          </table:table-cell>
        </table:table-row>
      </table:table>
      <text:p text:style-name="P6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13" text:outline-level="1">Sl No </text:h>
          </table:table-cell>
          <table:table-cell table:style-name="Table3.B1" office:value-type="string">
            <text:h text:style-name="P12" text:outline-level="1">.NET code review Description</text:h>
          </table:table-cell>
          <table:table-cell table:style-name="Table3.C1" office:value-type="string">
            <text:p text:style-name="P2">(Y/N/NA)</text:p>
          </table:table-cell>
        </table:table-row>
        <table:table-row table:style-name="Table3.1">
          <table:table-cell table:style-name="Table3.A2" office:value-type="string">
            <text:list xml:id="list31638258" text:style-name="WW8Num2">
              <text:list-item>
                <text:p text:style-name="P3"/>
              </text:list-item>
            </text:list>
          </table:table-cell>
          <table:table-cell table:style-name="Table3.B2" office:value-type="string">
            <text:p text:style-name="P9">Is all the commented code removed?</text:p>
            <text:p text:style-name="P8"/>
          </table:table-cell>
          <table:table-cell table:style-name="Table3.C2" office:value-type="string">
            <text:p text:style-name="P5"><text:s text:c="2"/>Y</text:p>
          </table:table-cell>
        </table:table-row>
        <table:table-row table:style-name="Table3.1">
          <table:table-cell table:style-name="Table3.A2" office:value-type="string">
            <text:list xml:id="list31685603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the naming conventions followed for controls and variables?</text:p>
            <text:p text:style-name="P8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96041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objects instantiated only if really needed?</text:p>
            <text:p text:style-name="P8"/>
          </table:table-cell>
          <table:table-cell table:style-name="Table3.C2" office:value-type="string">
            <text:p text:style-name="P5">Y</text:p>
          </table:table-cell>
        </table:table-row>
        <table:table-row table:style-name="Table3.1">
          <table:table-cell table:style-name="Table3.A2" office:value-type="string">
            <text:list xml:id="list31679556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the code properly indented?</text:p>
            <text:p text:style-name="P8"/>
          </table:table-cell>
          <table:table-cell table:style-name="Table3.C2" office:value-type="string">
            <text:p text:style-name="P5">Y</text:p>
          </table:table-cell>
        </table:table-row>
        <table:table-row table:style-name="Table3.1">
          <table:table-cell table:style-name="Table3.A2" office:value-type="string">
            <text:list xml:id="list31690142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the solution free of repetitive/redundant/ unreachable code?</text:p>
            <text:p text:style-name="Standard"/>
          </table:table-cell>
          <table:table-cell table:style-name="Table3.C2" office:value-type="string">
            <text:p text:style-name="P5">Y</text:p>
          </table:table-cell>
        </table:table-row>
        <table:table-row table:style-name="Table3.1">
          <table:table-cell table:style-name="Table3.A2" office:value-type="string">
            <text:list xml:id="list31676235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the variables initialized at the time of declaration before being used?</text:p>
            <text:p text:style-name="Standard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82204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the application level variables placed in a configuration file?</text:p>
            <text:p text:style-name="Standard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69072" text:continue-numbering="true" text:style-name="WW8Num2">
              <text:list-item>
                <text:p text:style-name="P11"/>
              </text:list-item>
            </text:list>
          </table:table-cell>
          <table:table-cell table:style-name="Table3.B2" office:value-type="string">
            <text:p text:style-name="P9">Are the naming conventions observed for exceptions?</text:p>
            <text:p text:style-name="P10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90285" text:continue-numbering="true" text:style-name="WW8Num2">
              <text:list-item>
                <text:p text:style-name="P11"/>
              </text:list-item>
            </text:list>
          </table:table-cell>
          <table:table-cell table:style-name="Table3.B2" office:value-type="string">
            <text:p text:style-name="P9">Does the code contain Exception Handling?</text:p>
            <text:p text:style-name="P10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76376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Finally blocks implemented wherever required? Stream readers and memory stream objects are closed within the Finally block.</text:p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98046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the arguments checked for null to avoid throwing exceptions?</text:p>
            <text:p text:style-name="Standard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82633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specific exceptions caught before generic exceptions?</text:p>
            <text:p text:style-name="Standard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93726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camel Casing used for variable names?</text:p>
            <text:p text:style-name="Standard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70703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the unused methods i.e., dead methods removed from the code?</text:p>
            <text:p text:style-name="Standard"/>
          </table:table-cell>
          <table:table-cell table:style-name="Table3.C2" office:value-type="string">
            <text:p text:style-name="P5">Y</text:p>
          </table:table-cell>
        </table:table-row>
        <table:table-row table:style-name="Table3.1">
          <table:table-cell table:style-name="Table3.A2" office:value-type="string">
            <text:list xml:id="list31683262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proper comments included wherever required?</text:p>
            <text:p text:style-name="Standard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79365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logging done at every point of failure?</text:p>
            <text:p text:style-name="Standard"/>
          </table:table-cell>
          <table:table-cell table:style-name="Table3.C2" office:value-type="string">
            <text:p text:style-name="P5">N</text:p>
          </table:table-cell>
        </table:table-row>
        <table:table-row table:style-name="Table3.1">
          <table:table-cell table:style-name="Table3.A2" office:value-type="string">
            <text:list xml:id="list31685709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the unused local variables removed?</text:p>
            <text:p text:style-name="Standard"/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73295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Is the Dispose method implemented wherever type contains resources that need to be freed explicitly?</text:p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" office:value-type="string">
            <text:list xml:id="list31669805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" office:value-type="string">
            <text:p text:style-name="P9">Are all required constant values defined as private constants at beginning of file (and not hard coded)?</text:p>
          </table:table-cell>
          <table:table-cell table:style-name="Table3.C2" office:value-type="string">
            <text:p text:style-name="P5">NA</text:p>
          </table:table-cell>
        </table:table-row>
        <table:table-row table:style-name="Table3.1">
          <table:table-cell table:style-name="Table3.A21" office:value-type="string">
            <text:list xml:id="list31684881" text:continue-numbering="true" text:style-name="WW8Num2">
              <text:list-item>
                <text:p text:style-name="P7"/>
              </text:list-item>
            </text:list>
          </table:table-cell>
          <table:table-cell table:style-name="Table3.B21" office:value-type="string">
            <text:p text:style-name="P9">All files compile without errors and warnings?</text:p>
            <text:p text:style-name="Standard"/>
          </table:table-cell>
          <table:table-cell table:style-name="Table3.C21" office:value-type="string">
            <text:p text:style-name="P5">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, 'Bookshelf Symbol 3'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.1252in"/>
          <style:tab-stop style:position="2.25in"/>
        </style:tab-stops>
      </style:paragraph-properties>
      <style:text-properties fo:color="#a11133" style:font-name="Trebuchet MS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ahoma" fo:font-weight="bold" style:font-weight-asian="bold" style:font-name-complex="Tahoma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Tahoma" fo:font-weight="bold" style:font-weight-asian="bold" style:font-name-complex="Tahoma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Arial Unicode MS" style:font-name-asian="Arial Unicode MS" style:font-name-complex="Arial Unicode MS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  <style:text-properties style:font-name="Verdana" fo:font-size="9pt" style:font-size-asian="9pt"/>
    </style:style>
    <style:style style:name="Plain_20_Text" style:display-name="Plain Text" style:family="paragraph" style:parent-style-name="Standard">
      <style:paragraph-properties fo:orphans="0" fo:widows="0"/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1z0" style:family="text">
      <style:text-properties style:font-name="Symbol"/>
    </style:style>
    <style:style style:name="WW8Num4z0" style:family="text">
      <style:text-properties style:use-window-font-color="true"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use-window-font-color="true"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style:font-name="Trebuchet MS" fo:language="none" fo:country="none" style:language-asian="none" style:country-asian="none"/>
    </style:style>
    <style:style style:name="MT2" style:family="text">
      <style:text-properties style:font-name="Trebuchet MS"/>
    </style:style>
    <style:style style:name="MT3" style:family="text"/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1" draw:style-name="Mgr1" draw:text-style-name="MP2" svg:x1="-0.05in" svg:y1="0.4in" svg:x2="6.0508in" svg:y2="0.4008in"><text:p/></draw:line><text:span text:style-name="MT1">.</text:span><text:span text:style-name="MT1">NET</text:span><text:span text:style-name="MT2"> Code Review Checklist </text:span></text:p>
        <text:p text:style-name="Header"/>
      </style:header>
      <style:footer>
        <text:p text:style-name="MP3"><draw:line text:anchor-type="char" draw:z-index="0" draw:style-name="Mgr1" draw:text-style-name="MP2" svg:x1="-0.05in" svg:y1="-0.0252in" svg:x2="6.0508in" svg:y2="-0.0244in"><text:p/></draw:line><text:span text:style-name="MT2"><text:tab/><text:tab/> <text:s text:c="30"/>Page: </text:span><text:span text:style-name="Page_20_Number"><text:page-number text:select-page="current">1</text:page-number></text:span><text:span text:style-name="Page_20_Number"><text:span text:style-name="MT2"> of 2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50 essential check points for java code review</dc:title>
    <meta:keyword>JCR</meta:keyword>
    <meta:initial-creator>PCS</meta:initial-creator>
    <meta:creation-date>2010-03-11T16:44:00</meta:creation-date>
    <dc:date>2013-02-14T11:53:53.02</dc:date>
    <meta:print-date>2000-02-11T14:42:00</meta:print-date>
    <meta:editing-cycles>3</meta:editing-cycles>
    <meta:editing-duration>PT2M</meta:editing-duration>
    <meta:document-statistic meta:table-count="3" meta:image-count="0" meta:object-count="0" meta:page-count="1" meta:paragraph-count="51" meta:word-count="234" meta:character-count="1436"/>
    <meta:generator>OpenOffice.org/3.3$Win32 OpenOffice.org_project/330m20$Build-9567</meta:generator>
    <meta:user-defined meta:name="ApproveDate">2008-10-23T06:04:40Z</meta:user-defined>
    <meta:user-defined meta:name="ApproveSent">2008-10-23T06:04:40Z</meta:user-defined>
    <meta:user-defined meta:name="AuthorID">182088</meta:user-defined>
    <meta:user-defined meta:name="AuthorName">SREEDHARAN, Mr. JITHESH (JITHESH)</meta:user-defined>
    <meta:user-defined meta:name="AuthorWONSWON" meta:value-type="string">2067965</meta:user-defined>
    <meta:user-defined meta:name="BU" meta:value-type="string">Relationship</meta:user-defined>
    <meta:user-defined meta:name="CQR" meta:value-type="string">8.04000000000000</meta:user-defined>
    <meta:user-defined meta:name="Country" meta:value-type="string">India</meta:user-defined>
    <meta:user-defined meta:name="CurrentStatus" meta:value-type="string">Publish</meta:user-defined>
    <meta:user-defined meta:name="DocLink" meta:value-type="string">https://knowmax.ultimatix.net/sites/k-bank/Checklist/Forms/DispForm.aspx?ID=66, Link to PDF version</meta:user-defined>
    <meta:user-defined meta:name="Email" meta:value-type="string">jithesh.sreedharan@tcs.com</meta:user-defined>
    <meta:user-defined meta:name="KO" meta:value-type="string">183325</meta:user-defined>
    <meta:user-defined meta:name="KOName" meta:value-type="string">VAMA, Ms. ASWANTHTA (Aswantha)</meta:user-defined>
    <meta:user-defined meta:name="Keywords" meta:value-type="string">JCR</meta:user-defined>
    <meta:user-defined meta:name="Order" meta:value-type="string">13000.0000000000</meta:user-defined>
    <meta:user-defined meta:name="ProjectName" meta:value-type="string">JS082 - BOA CSBTG AMS Chennai</meta:user-defined>
    <meta:user-defined meta:name="Region" meta:value-type="string">India - Chennai</meta:user-defined>
    <meta:user-defined meta:name="ReviewDate" meta:value-type="string">2008-10-22T15:45:51Z</meta:user-defined>
    <meta:user-defined meta:name="ReviewSent" meta:value-type="string">2008-10-22T15:44:05Z</meta:user-defined>
    <meta:user-defined meta:name="Reviewer" meta:value-type="string">203149</meta:user-defined>
    <meta:user-defined meta:name="ReviewerName" meta:value-type="string">Saravana Sankaran S</meta:user-defined>
    <meta:user-defined meta:name="SearchLink" meta:value-type="string">/sites/k-drafts/Checklist/Forms/DispForm.aspx?ID=130</meta:user-defined>
    <meta:user-defined meta:name="SubBU" meta:value-type="string">Relationship - Bank of America -Group Clients</meta:user-defined>
    <meta:user-defined meta:name="WFStagesSelected" meta:value-type="string">Review;e-Publish</meta:user-defined>
    <meta:user-defined meta:name="_Author" meta:value-type="string">PCS</meta:user-defined>
    <meta:user-defined meta:name="e-PublishReviewerName" meta:value-type="string">ELUMALAI, Mr. GOVINDARAJAN (GOVINDARAJAN)</meta:user-defined>
    <meta:user-defined meta:name="ePublishLead" meta:value-type="string">209532</meta:user-defined>
    <meta:user-defined meta:name="ePublishLeadName" meta:value-type="string">RAMARAJ, Mr. KAMALA KANNAN (KAMALA KANNAN)</meta:user-defined>
    <meta:user-defined meta:name="ePublishReviewDate" meta:value-type="string">2008-10-23T06:04:40Z</meta:user-defined>
    <meta:user-defined meta:name="ePublishReviewSent" meta:value-type="string">2008-10-23T05:00:29Z</meta:user-defined>
    <meta:user-defined meta:name="ePublishReviewer" meta:value-type="string">209840</meta:user-defined>
  </office:meta>
</office:document-meta>
</file>